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Ubuntu, Arial, sans-serif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Mono CJK SC Regular" svg:font-family="'Noto Sans Mono CJK S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4pt" officeooo:rsid="000840f4" officeooo:paragraph-rsid="000840f4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4pt" officeooo:rsid="000a068d" officeooo:paragraph-rsid="000a068d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4pt" officeooo:rsid="000820fd" officeooo:paragraph-rsid="000820fd" style:font-size-asian="14pt" style:font-size-complex="14pt"/>
    </style:style>
    <style:style style:name="P4" style:family="paragraph" style:parent-style-name="Standard">
      <style:text-properties style:font-name="Liberation Serif" fo:font-size="14pt" officeooo:paragraph-rsid="000820fd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4pt" officeooo:rsid="000c0237" officeooo:paragraph-rsid="000c0237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4pt" officeooo:paragraph-rsid="000820fd" style:font-size-asian="14pt" style:font-size-complex="14pt"/>
    </style:style>
    <style:style style:name="P7" style:family="paragraph" style:parent-style-name="Standard" style:list-style-name="WWNum1">
      <style:paragraph-properties fo:text-align="justify" style:justify-single-word="false"/>
      <style:text-properties style:font-name="Liberation Serif" fo:font-size="14pt" officeooo:paragraph-rsid="000820fd" style:font-size-asian="14pt" style:font-size-complex="14pt"/>
    </style:style>
    <style:style style:name="P8" style:family="paragraph" style:parent-style-name="Standard">
      <style:text-properties style:font-name="Liberation Serif" fo:font-size="14pt" officeooo:rsid="000d0138" officeooo:paragraph-rsid="000d0138" style:font-size-asian="14pt" style:font-size-complex="14pt"/>
    </style:style>
    <style:style style:name="P9" style:family="paragraph" style:parent-style-name="Standard">
      <style:text-properties style:font-name="Liberation Serif" fo:font-size="14pt" officeooo:rsid="000ec12e" officeooo:paragraph-rsid="000ec12e" style:font-size-asian="14pt" style:font-size-complex="14pt"/>
    </style:style>
    <style:style style:name="P10" style:family="paragraph" style:parent-style-name="Standard">
      <style:text-properties style:font-name="Liberation Serif" fo:font-size="14pt" officeooo:rsid="000f040b" officeooo:paragraph-rsid="000f040b" style:font-size-asian="14pt" style:font-size-complex="14pt"/>
    </style:style>
    <style:style style:name="P11" style:family="paragraph" style:parent-style-name="Standard">
      <style:text-properties style:font-name="Liberation Serif" fo:font-size="14pt" officeooo:rsid="000f489f" officeooo:paragraph-rsid="000f489f" style:font-size-asian="14pt" style:font-size-complex="14pt"/>
    </style:style>
    <style:style style:name="P12" style:family="paragraph" style:parent-style-name="Standard">
      <style:text-properties style:font-name="Liberation Serif" fo:font-size="14pt" officeooo:rsid="001030b9" officeooo:paragraph-rsid="001030b9" style:font-size-asian="14pt" style:font-size-complex="14pt"/>
    </style:style>
    <style:style style:name="P13" style:family="paragraph" style:parent-style-name="Standard">
      <style:text-properties style:font-name="Liberation Serif" fo:font-size="14pt" officeooo:rsid="0011762d" officeooo:paragraph-rsid="0011762d" style:font-size-asian="14pt" style:font-size-complex="14pt"/>
    </style:style>
    <style:style style:name="P14" style:family="paragraph" style:parent-style-name="Standard">
      <style:text-properties style:font-name="Liberation Serif" fo:font-size="14pt" officeooo:rsid="00121237" officeooo:paragraph-rsid="00121237" style:font-size-asian="14pt" style:font-size-complex="14pt"/>
    </style:style>
    <style:style style:name="P15" style:family="paragraph" style:parent-style-name="Standard">
      <style:text-properties style:font-name="Liberation Serif" fo:font-size="14pt" officeooo:rsid="00122418" officeooo:paragraph-rsid="00122418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4pt" officeooo:paragraph-rsid="000c0237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>
      <style:text-properties style:font-name="Liberation Serif" fo:font-size="14pt" officeooo:rsid="000f489f" officeooo:paragraph-rsid="000f489f" style:font-size-asian="14pt" style:font-size-complex="14pt"/>
    </style:style>
    <style:style style:name="P19" style:family="paragraph" style:parent-style-name="Standard">
      <style:text-properties officeooo:paragraph-rsid="001030b9"/>
    </style:style>
    <style:style style:name="P20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orphans="0" fo:widows="0" fo:text-indent="0in" style:auto-text-indent="false" style:vertical-align="auto" style:writing-mode="lr-tb"/>
      <style:text-properties style:font-name="Liberation Serif" fo:font-size="14pt" officeooo:rsid="001030b9" officeooo:paragraph-rsid="001030b9" style:font-size-asian="14pt" style:font-size-complex="14pt"/>
    </style:style>
    <style:style style:name="P21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orphans="0" fo:widows="0" fo:text-indent="0in" style:auto-text-indent="false" style:vertical-align="auto" style:writing-mode="lr-tb"/>
      <style:text-properties style:font-name="Liberation Serif" fo:font-size="14pt" officeooo:paragraph-rsid="001030b9" style:font-size-asian="14pt" style:font-size-complex="14pt"/>
    </style:style>
    <style:style style:name="P22" style:family="paragraph" style:parent-style-name="Text_20_body">
      <style:text-properties fo:font-variant="normal" fo:text-transform="none" fo:color="#000000" style:font-name="Times New Roman" fo:font-size="14pt" fo:letter-spacing="normal" fo:font-style="normal" fo:font-weight="normal" officeooo:rsid="001030b9" officeooo:paragraph-rsid="001030b9" style:font-size-asian="14pt" style:font-size-complex="14pt"/>
    </style:style>
    <style:style style:name="P2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officeooo:rsid="000a6192"/>
    </style:style>
    <style:style style:name="T2" style:family="text">
      <style:text-properties officeooo:rsid="000840f4"/>
    </style:style>
    <style:style style:name="T3" style:family="text">
      <style:text-properties officeooo:rsid="000a068d"/>
    </style:style>
    <style:style style:name="T4" style:family="text">
      <style:text-properties fo:font-variant="normal" fo:text-transform="none" fo:color="#757575" style:font-name="Liberation Serif" fo:letter-spacing="normal" fo:font-style="normal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officeooo:rsid="000c0237" style:font-size-asian="14pt" style:font-size-complex="14pt"/>
    </style:style>
    <style:style style:name="T6" style:family="text">
      <style:text-properties style:font-name="Liberation Serif" fo:font-size="14pt" style:font-size-asian="14pt" style:font-size-complex="14pt"/>
    </style:style>
    <style:style style:name="T7" style:family="text">
      <style:text-properties fo:font-size="14pt" officeooo:rsid="001030b9" style:font-size-asian="14pt" style:font-size-complex="14pt"/>
    </style:style>
    <style:style style:name="T8" style:family="text">
      <style:text-properties officeooo:rsid="000e5fac"/>
    </style:style>
    <style:style style:name="T9" style:family="text">
      <style:text-properties officeooo:rsid="000f040b"/>
    </style:style>
    <style:style style:name="T10" style:family="text">
      <style:text-properties officeooo:rsid="001030b9"/>
    </style:style>
    <style:style style:name="T11" style:family="text">
      <style:text-properties fo:color="#000000" style:font-name="Liberation Serif" fo:font-size="14pt" fo:background-color="#ffffff" loext:char-shading-value="0" style:font-size-asian="14pt" style:font-name-complex="Times New Roman2" style:font-size-complex="14pt"/>
    </style:style>
    <style:style style:name="T12" style:family="text">
      <style:text-properties fo:language="ru" fo:country="RU" style:font-name-complex="Times New Roman2"/>
    </style:style>
    <style:style style:name="T13" style:family="text">
      <style:text-properties style:font-name-complex="Times New Roman2"/>
    </style:style>
    <style:style style:name="T14" style:family="text">
      <style:text-properties officeooo:rsid="001030b9" style:font-name-complex="Times New Roman2"/>
    </style:style>
    <style:style style:name="T15" style:family="text">
      <style:text-properties fo:language="en" fo:country="US" style:font-name-complex="Times New Roman2"/>
    </style:style>
    <style:style style:name="T16" style:family="text">
      <style:text-properties officeooo:rsid="0011762d"/>
    </style:style>
    <style:style style:name="T17" style:family="text">
      <style:text-properties officeooo:rsid="00121237"/>
    </style:style>
    <style:style style:name="T18" style:family="text">
      <style:text-properties officeooo:rsid="001224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главление:</text:p>
      <text:p text:style-name="P1"/>
      <text:p text:style-name="P1"><text:tab/><text:span text:style-name="T17">1</text:span>) Аналитическая часть.</text:p>
      <text:p text:style-name="P1"><text:tab/><text:span text:style-name="T17">2</text:span>) Конструкторская часть.</text:p>
      <text:p text:style-name="P1"><text:tab/><text:span text:style-name="T17">3</text:span>) <text:span text:style-name="T3">Отчет членов команды</text:span>.</text:p>
      <text:p text:style-name="P1"><text:tab/><text:span text:style-name="T17">4</text:span>) Заключение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span text:style-name="T3">1</text:span></text:p>
      <text:p text:style-name="P3"/>
      <text:p text:style-name="P3"><text:soft-page-break/>1. <text:span text:style-name="T2">Аналитическая часть.</text:span></text:p>
      <text:p text:style-name="P6">1.<text:span text:style-name="T1">1</text:span> Общие сведения </text:p>
      <text:p text:style-name="P6">1.1.<text:span text:style-name="T1">1</text:span> Наименование системы</text:p>
      <text:list xml:id="list338156768991336984" text:style-name="WWNum1">
        <text:list-item>
          <text:list>
            <text:list-item>
              <text:list>
                <text:list-header>
                  <text:p text:style-name="P7"><text:span text:style-name="T1">1.1.2 </text:span>Полное наименование: Органайзер автомобилиста.</text:p>
                  <text:p text:style-name="P7">1.1.3 Краткое наименование: ОА</text:p>
                </text:list-header>
              </text:list>
            </text:list-item>
          </text:list>
        </text:list-item>
      </text:list>
      <text:p text:style-name="P6"><text:bookmark text:name="_GoBack"/></text:p>
      <text:p text:style-name="P6"><text:span text:style-name="T1">1.</text:span>2. Назначение и цели создания системы </text:p>
      <text:p text:style-name="P6"><text:span text:style-name="T1"><text:tab/>1.</text:span>2.1 Назначение системы </text:p>
      <text:p text:style-name="P6"><text:tab/><text:tab/>Помочь автомобилисту принять многие решения по поводу своего автомобиля, находясь в автомобиле или за его пределами.</text:p>
      <text:p text:style-name="P6">Подсказать автомобилисту сколько будет стоить нужная ему процедура,</text:p>
      <text:p text:style-name="P6">и показать ,где можно провести данную процедуру за меньшие деньги. </text:p>
      <text:p text:style-name="P6">В рамках проекта автоматизируется информационно-аналитическая деятельность в процессах <text:span text:style-name="T3">связанных с уходом за автотранспортом.</text:span></text:p>
      <text:p text:style-name="P6"><text:tab/></text:p>
      <text:p text:style-name="P6"/>
      <text:p text:style-name="P6"><text:span text:style-name="T1">1.</text:span>2.2 Цели создания системы</text:p>
      <text:p text:style-name="P6"/>
      <text:p text:style-name="P6">Органайзер автомобилиста создается с целью:</text:p>
      <text:p text:style-name="P6">- Обеспечения сбора и обработки исходной информации о транспортном средстве, необходимой для пользователя, вне зависимости от места расположения пользователя и его автомобиля.</text:p>
      <text:p text:style-name="P6"/>
      <text:p text:style-name="P6">- Подсказывания владельцу транспортного средства (в дальнейшем ТС) ,какие процедуры он должен совершить со своим автомобилем.</text:p>
      <text:p text:style-name="P6"/>
      <text:p text:style-name="P6">- Экономии денег пользовательского бюджета.</text:p>
      <text:p text:style-name="P6"/>
      <text:p text:style-name="P6">В результате создания, органайзера автомобилиста, должны быть улучшены значения следующих показателей:</text:p>
      <text:p text:style-name="P6"/>
      <text:p text:style-name="P6"><text:tab/>- Время затрачиваемое пользователем на информационно-аналитическую деятельность связанную с его ТС.</text:p>
      <text:p text:style-name="P6"/>
      <text:p text:style-name="P1">1.3 Сравнение существующих систем.</text:p>
      <text:p text:style-name="P1">Существует много аналогов нашей системы такие как <text:span text:style-name="T3">MyAuto (под IOS), My car (под windows), оба приложения схожи своим функционалом, их отличительная особенность между друг другом заключается в том, что MyAuto имеет функцию контроля расхода денежных средств владельца ТС.</text:span></text:p>
      <text:p text:style-name="P2">По сравнению с нашей разработкой они отстают, они не кроссплатформенные, имеют платные функции, отсутствует определение погоды.</text:p>
      <text:p text:style-name="P1"/>
      <text:p text:style-name="P6"/>
      <text:p text:style-name="P6"><text:tab/><text:tab/><text:tab/><text:tab/><text:tab/><text:tab/><text:span text:style-name="T3">2</text:span></text:p>
      <text:p text:style-name="P5">2 Конструкторская часть.</text:p>
      <text:p text:style-name="P5"><text:soft-page-break/></text:p>
      <text:p text:style-name="P5">2.1 Проделанную работу можно посмотреть на домене: <text:a xlink:type="simple" xlink:href="http://autohelp.esy.es/" text:style-name="Internet_20_link" text:visited-style-name="Visited_20_Internet_20_Link">http://autohelp.esy.es/</text:a></text:p>
      <text:p text:style-name="P5"/>
      <text:p text:style-name="P5">2.2 Для создания сайта были выбраны язык программирования:</text:p>
      <text:p text:style-name="P5"/>
      <text:p text:style-name="P5">1) HTML для верстки сайта.</text:p>
      <text:p text:style-name="P5">2) PHP для верстки сайта, подключения базы данных <text:s/>и работы с ней.</text:p>
      <text:p text:style-name="P5">3) JavaScript для создания определения геопозиции</text:p>
      <text:p text:style-name="P5">4) Python для создания запроса о погоде на 5 дней с домена openweathermap.org</text:p>
      <text:p text:style-name="P5">5) MySql для работ с базами данных</text:p>
      <text:p text:style-name="P5"/>
      <text:p text:style-name="P5">Были выбраны технологии:</text:p>
      <text:p text:style-name="P5"/>
      <text:p text:style-name="P5">1) MyPHPadmin</text:p>
      <text:p text:style-name="P16"><text:span text:style-name="T5">2) Хостинг </text:span><text:a xlink:type="simple" xlink:href="http://www.hostinger.ru/" text:style-name="Internet_20_link" text:visited-style-name="Visited_20_Internet_20_Link"><text:span text:style-name="T4">www.hostinger.ru</text:span></text:a></text:p>
      <text:p text:style-name="P8">3) FileZilla</text:p>
      <text:p text:style-name="P8"/>
      <text:p text:style-name="P8">Была огромная проблема совместимости, тк команда писала код на VisualStudio под Windows 10, тем временем тимлид команды Макаров Николай работает на Linux Ubuntu 16.04 LTS тем самым из-за разности ОС приходилось <text:span text:style-name="T8">использовать разные технологии, но на работоспособность влияние не оказано</text:span>.</text:p>
      <text:p text:style-name="P4"/>
      <text:p text:style-name="P9">Огромные проблемы состояли в подключении карты, мы использовали парсинг открытого API от Google Maps, с определением геопозиции браузера, <text:span text:style-name="T9">если браузер не поддерживает определение геопозиции выдается сообщение.</text:span></text:p>
      <text:p text:style-name="P9"/>
      <text:p text:style-name="P10">Создан парсер открытого API погоды с сайта openweathermap.org, реализация на Python. Запросы с сайта выполнялись функциями библиотеки request.</text:p>
      <text:p text:style-name="P1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tab/><text:tab/><text:tab/><text:tab/><text:span text:style-name="T9">3</text:span></text:p>
      <text:p text:style-name="P4"/>
      <text:p text:style-name="P10"><text:soft-page-break/>3. Отчет о проделанной работе.</text:p>
      <text:p text:style-name="P10"/>
      <text:p text:style-name="P10">3.1 Оформление презентации:</text:p>
      <text:p text:style-name="P10">1) Презентация для предзащиты:</text:p>
      <text:p text:style-name="P10"><text:a xlink:type="simple" xlink:href="https://docs.google.com/presentation/d/1mcm_9hOCPmfX27QsXoVozYPIVUXTScrzBWlWiURhAWs/edit#slide=id.p" text:style-name="Internet_20_link" text:visited-style-name="Visited_20_Internet_20_Link">https://docs.google.com/presentation/d/1mcm_9hOCPmfX27QsXoVozYPIVUXTScrzBWlWiURhAWs/edit#slide=id.p</text:a></text:p>
      <text:p text:style-name="P10"/>
      <text:p text:style-name="P10">2)Презентация окончательной защиты</text:p>
      <text:p text:style-name="P11"><text:a xlink:type="simple" xlink:href="https://docs.google.com/presentation/d/1-imuTPlOErQ1WA3zRwFcNPSzPz2cvRHEMuBlS78KKh0/edit#slide=id.g1e8d049d45_0_0" text:style-name="Internet_20_link" text:visited-style-name="Visited_20_Internet_20_Link">https://docs.google.com/presentation/d/1-imuTPlOErQ1WA3zRwFcNPSzPz2cvRHEMuBlS78KKh0/edit#slide=id.g1e8d049d45_0_0</text:a></text:p>
      <text:p text:style-name="P11"/>
      <text:p text:style-name="P11">3.2 Отчет членов команды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tab/><text:tab/><text:tab/><text:tab/><text:tab/><text:span text:style-name="T10">4</text:span></text:p>
      <text:p text:style-name="P11"><text:soft-page-break/>3.2.1 Никита Рюмин Олегович (Тестировщик)</text:p>
      <text:p text:style-name="P17">В мою задачу входит тестирование правильности написания кода. Но из-за некоторых причин в нашей web-разработке нет прямой проверки теста.</text:p>
      <text:p text:style-name="P17">При создании сайта у нас было много разных ошибок и с помощью ручного теста (И не только этого) мои коллеги эти ошибки исправили например:</text:p>
      <text:p text:style-name="P17"/>
      <text:p text:style-name="P17">1. Самая стандартная это когда сайт просто не запускался (Наверное самая стандартная ошибка у всех команд при первой работе с сайтом).</text:p>
      <text:p text:style-name="P17">2. Так же самая стандартная ошибка была - это не правильное написание кода для перехода на другие страницы (И самая частая ошибка (У нас насчитано раз 7)).</text:p>
      <text:p text:style-name="P17">3. Были ошибки в использовании базы данных (Ошибки в регистрации (логина, пароля и т.д.)).</text:p>
      <text:p text:style-name="P17"/>
      <text:p text:style-name="P17">Изначально планировалось использовать тестирование черным ящиком, но после долгих раздумий я решил использовать автоматизированное тестирование. В котором может использоваться:</text:p>
      <text:p text:style-name="P17">1. Ручной прогон.</text:p>
      <text:p text:style-name="P17">2. Проектирование тестов.</text:p>
      <text:p text:style-name="P17">3. Выполнение тестов.</text:p>
      <text:p text:style-name="P17">4. Изучение результатов тестирования.</text:p>
      <text:p text:style-name="P17"/>
      <text:p text:style-name="P17">Проектная процедура тестирования модуля состоит из следующих действий:</text:p>
      <text:p text:style-name="P17">1. По внешним спецификациям модуля готовятся тесты для каждой ситуации и каждого недопустимого условия;</text:p>
      <text:p text:style-name="P17"/>
      <text:p text:style-name="P17">2. Просматривается текст модуля с целью убедиться, что все условные переходы будут выполняться в каждом направлении. При необходимости добавляются соответствующие тесты;</text:p>
      <text:p text:style-name="P17"/>
      <text:p text:style-name="P17">3. Изучается текст модуля с целью убедиться, что тесты охватывают достаточно много путей. Для циклов должны быть тесты без повторения, с одним повторением и с несколькими повторениями;</text:p>
      <text:p text:style-name="P17"/>
      <text:p text:style-name="P17">4. Проверяется текст модуля, чтобы определить его чувствительность к особым значениям данных. Наиболее опасные числа это ноль и единица. В случае необходимости нужно добавить тесты.</text:p>
      <text:p text:style-name="P17"/>
      <text:p text:style-name="P17">Это всё на чём основывалась моя работа тестировщика.</text:p>
      <text:p text:style-name="P17"/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/></text:p>
      <text:p text:style-name="P19"><text:span text:style-name="T7"><text:tab/><text:tab/><text:tab/><text:tab/><text:tab/> <text:s text:c="3"/>5<text:tab/><text:tab/><text:tab/><text:tab/><text:tab/><text:tab/></text:span></text:p>
      <text:p text:style-name="P19"><text:soft-page-break/><text:span text:style-name="T7"/></text:p>
      <text:p text:style-name="P19"><text:span text:style-name="T7">3.2.2 Самохвалов Андрей (разработчик)</text:span></text:p>
      <text:p text:style-name="P19"><text:span text:style-name="T11">Постановленные задачи: </text:span><text:span text:style-name="T6"><text:line-break/><text:tab/></text:span><text:span text:style-name="T11">1) Написать код Регистрации на сайт. </text:span><text:span text:style-name="T6"><text:line-break/><text:tab/></text:span><text:span text:style-name="T11">2) Написать код Входа на сайт. </text:span><text:span text:style-name="T6"><text:line-break/><text:tab/></text:span><text:span text:style-name="T11">3) Написать и подключить базу данных к сайту. </text:span><text:span text:style-name="T6"><text:line-break/></text:span><text:span text:style-name="T11">Написание кода:</text:span></text:p>
      <text:p text:style-name="P21"><text:span text:style-name="T13">Изначально моя основная задача была создание базы данных и подключение сервера. С начала мы планировали писать код на </text:span><text:span text:style-name="T15">C</text:span><text:span text:style-name="T13">#, но в связи с некотормы проблемами, которые мы не смогли решить и общим мнением мы пришли к выводу, что мы будем писать </text:span><text:span text:style-name="T15">web</text:span><text:span text:style-name="T13">-разработку на </text:span><text:span text:style-name="T15">html</text:span><text:span text:style-name="T13"> и </text:span><text:span text:style-name="T15">php</text:span><text:span text:style-name="T13">. </text:span></text:p>
      <text:p text:style-name="P21"><text:span text:style-name="T13">При подключении сервера я планировал задействовать локальный сервер, подключая такие программы как </text:span><text:span text:style-name="T15">OpenServer</text:span><text:span text:style-name="T13">, но так как мы создаем программу в большей части для людей, не связанных с </text:span><text:span text:style-name="T15">it</text:span><text:span text:style-name="T13">-разработкой и в большей части, посещающие сайт будут заходить с телефона, с которого наврятли у них получиться создать локальный сервер, пришлось искать выход и данной ситуации.Как не странно выход из данной ситуации нашелся очень просто и быстро, в интернете нашел Хост, который раздаёт сервера на месяц, как пробную версию.И я решил попробывать, как оказалось - это правда, мне выдали все данные, касающиеся сервера совершенно бесплатно, но так как - это пробный вариант, в нем были недочеты. Например: ограниченный трафик и ограниченное место на диске. Таким образом у нас появился не локальный сайт, а полноценный сайт на который можно заходить с любой платформы.</text:span></text:p>
      <text:p text:style-name="P21"><text:span text:style-name="T13">Оставим не надолго сам сайт и перейдем к созданию базы данных. На самом Хосте имеется ряд программ, не много облегчающих нам жизнь, такие как "Базы Данных </text:span><text:span text:style-name="T15">MySQL</text:span><text:span text:style-name="T13">" , "</text:span><text:span text:style-name="T15">phpMyAdmin</text:span><text:span text:style-name="T13">" даже есть подключение к "</text:span><text:span text:style-name="T15">GIT</text:span><text:span text:style-name="T13">". Используя утилиту </text:span><text:span text:style-name="T15">MySQL</text:span><text:span text:style-name="T13">, я создал базу данных, в которую мы вскором времени будем добавлять личный данные пользователя, а так же от туда будет браться проверка на вход на сайт, через "</text:span><text:span text:style-name="T15">email</text:span><text:span text:style-name="T13">" пользователя и "</text:span><text:span text:style-name="T15">password</text:span><text:span text:style-name="T13">". Всё подключение базы данных у меня происходило через язык программирования </text:span><text:span text:style-name="T15">php</text:span><text:span text:style-name="T13">.</text:span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/></text:p>
      <text:p text:style-name="P21"><text:span text:style-name="T13"><text:tab/><text:tab/><text:tab/><text:tab/><text:tab/><text:tab/></text:span><text:span text:style-name="T14">6</text:span></text:p>
      <text:p text:style-name="P21"><text:soft-page-break/><text:span text:style-name="T13">Первоначально я начинал писать код под регистрацию пользователей. В первых строчках кода мы должны объявить границы языка </text:span><text:span text:style-name="T15">php</text:span><text:span text:style-name="T13">, когда PHP обрабатывает файл, он ищет открывающие и закрывающие теги, такие как &lt;?php и ?&gt;, которые указывают на PHP, когда начинать и заканчивать обработку кода между ними. Затем я обращаюсь к базе данных и говорю <text:s/>в какой кодировке буду продолжать работать. Мы способом </text:span><text:span text:style-name="T15">Post</text:span><text:span text:style-name="T13"> предаем данные. Далее мы отправляем запрос в базу данных на слияние в строку всех данных введенных пользователем, и затем возвращаем их. В конце мы при нажатии на кнопу "отправить", все данные будут залиты в базу данных и мы перейдем на страницу уже непосредственно входа на сайт, как раз через данные которые вводил пользователь.</text:span></text:p>
      <text:p text:style-name="P21"><text:span text:style-name="T13">На странице входа я так же объявляю границы языка </text:span><text:span text:style-name="T15">php</text:span><text:span text:style-name="T13">. Но далее у меня идет условие, сязанное с сессией. Сессия нужна для сохраниенния данных при переходе в другой файл , то есть будут глобльные переменные, которые <text:s/>сохраняются непосредственно в браузере, это нужно для того чтобы пользователь не вводил данные на вход, при переключении с одной странице на другую. Всё так-же идет обращение к базе данных и кодировке, работаю с переменными и далее идет проверка по базе данных на совпадение данных, которых ввел пользователь. Если пользователь ввел данные на вход правильно, я отправляю его на основной сайт, если же вход прошел неудачно будет задействована ссылка на эту же страницу входа, страница обновиться и данные, которые были введены пользователем пропадут, давая ему еще попытки.</text:span></text:p>
      <text:p text:style-name="P21"><text:span text:style-name="T13">Если же вдруг пользователю надо выйти из своего личного кабинете и зайти в другой, у нас есть дополнительная функция </text:span><text:span text:style-name="T15">php</text:span><text:span text:style-name="T13">, которая взависимости о том зашел пользователь в личный кабинет или нет, меняется со "Вход" на <text:s/>"Выход".Я так же использую язык </text:span><text:span text:style-name="T15">php</text:span><text:span text:style-name="T13">, задействуя сессию, но в этот раз при нажатии на клавишу выход у нас будут удаляться данные, записанные на самом сайте в итоге будет обновлена страница и кнопка "Выход" будет заменена на <text:s/>"Вход".</text:span></text:p>
      <text:p text:style-name="P20"><text:span text:style-name="T12">На этом моя работа заканчивается по сайту заканчивается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tab/><text:tab/><text:tab/><text:tab/><text:tab/><text:span text:style-name="T10">7</text:span></text:p>
      <text:p text:style-name="P12"><text:soft-page-break/>3.2.3 Краснов Данила Анатольевич (разработчик)</text:p>
      <text:p text:style-name="P22">Поставленные задачи:</text:p>
      <text:p text:style-name="P23"><text:tab/>1) Написать код сайта</text:p>
      <text:p text:style-name="P23"><text:tab/>2) Создать макет сайта</text:p>
      <text:p text:style-name="P23"><text:tab/>3) Верстка сайта</text:p>
      <text:p text:style-name="P23"><text:tab/>4) Составление документации</text:p>
      <text:p text:style-name="P23">1. Написание кода сайта:</text:p>
      <text:p text:style-name="P23">Моей основной задачей являлась написание кода сайта. Изначально при изучении теории написания сайта я использовал html язык. В основном для изучения языка html я использовал сайт htmlacademia, а также я использовал теорию и видеоуроки найденные в интернете. В процессе заработки я начал изучать язык php так как для подключения форм регистрации пользователя и базы данных он был необходим.</text:p>
      <text:p text:style-name="P23">2. Создание макета сайта:</text:p>
      <text:p text:style-name="P23">При составлении макета сайта я использовал Adobe photoshop. Для изучения Adobe я использовал видеоуроки из интернета. В нем я создал шаблон сайта, который я в последствии использовал для верстки сайта. С помощью Adobe я находил точные размеры расположения всех кнопок и сделал макет сетки сайта.</text:p>
      <text:p text:style-name="P23">3. Верстка сайта:</text:p>
      <text:p text:style-name="P23">Как верстать сайт, я учился с видеоуроков htmlacademia и интернет ресурсов.</text:p>
      <text:p text:style-name="P23">Для верстки сайта я использовал css настройки и заранее подготовленный макет сайта в adobe. Основная трудность заключалась в подключении фонов сайта, потому что при прописании настроек css, фоновые картинки не отображались. Для решения данной проблемы мне пришлось записывать картинки на прямую в Html код.</text:p>
      <text:p text:style-name="P23">4. Последнем пунктом моих задач является помощь тимлиду в составлении документации. Я был ответственнее за презентации к 30.06 и 07.07. числам.</text:p>
      <text:p text:style-name="P12"/>
      <text:p text:style-name="P12">**прим от тимлида: внес огромный вклад в помощь тимлиду, был огромным помощником при написании документации, сгенерировал идею которую мы реализовываем</text:p>
      <text:p text:style-name="P12"/>
      <text:p text:style-name="P12"/>
      <text:p text:style-name="P12"><text:tab/><text:tab/><text:tab/><text:tab/><text:tab/><text:tab/><text:span text:style-name="T16">8</text:span></text:p>
      <text:p text:style-name="P13"><text:soft-page-break/>3.2.4 Макаров Николай Алексеевич (тимлид/разработчик)</text:p>
      <text:p text:style-name="P13">Постановка задачи:</text:p>
      <text:p text:style-name="P13"><text:tab/>1) Написание ТЗ</text:p>
      <text:p text:style-name="P13"><text:tab/>2) Написание доклада для предзащиты</text:p>
      <text:p text:style-name="P13"><text:tab/>3) Написание отчета</text:p>
      <text:p text:style-name="P13"><text:tab/>4) Работа с git</text:p>
      <text:p text:style-name="P13"><text:tab/>5) Код ревью</text:p>
      <text:p text:style-name="P13"><text:tab/>6) Согласование решений команды</text:p>
      <text:p text:style-name="P13"><text:tab/>7) Настройка непрерывной работы компонентов проекта</text:p>
      <text:p text:style-name="P13"><text:tab/>8) Написание алгоритмической части проекта</text:p>
      <text:p text:style-name="P13"/>
      <text:p text:style-name="P13">Написание кода: </text:p>
      <text:p text:style-name="P13">В основном в мою задачу входило написание алгоритмической части проекта такой как:</text:p>
      <text:p text:style-name="P13"><text:tab/>1) Создание парсера погоды</text:p>
      <text:p text:style-name="P13"><text:tab/>2) Создание парсера определения геопозиции</text:p>
      <text:p text:style-name="P13"/>
      <text:p text:style-name="P13">1) Парсер погоды я реализовывал сразу на двух языка c# и python, начал с Python тк нужно было понять сам процесс парсинга сайта openweathermap.org</text:p>
      <text:p text:style-name="P13">В конечной реализации было принято решение оставить парсер на python тк в дальнейшем нам легче его интегрировать в нашу базу.</text:p>
      <text:p text:style-name="P13"/>
      <text:p text:style-name="P13">2) Парсер определения геопозиции я писал на языке JavaScript используя открытое соглашение с Google Maps <text:span text:style-name="T17">для непосредственно парсинга их API, во время интеграции его в нашу системы были трудности.</text:span></text:p>
      <text:p text:style-name="P13"/>
      <text:p text:style-name="P14">Согласование решений команды: </text:p>
      <text:p text:style-name="P14">Во время написания нашего проекта у нас с командой было много вопросов, которые приходилось решать мне как тимлиду, <text:s/>к примеру вопросы связанные с дизайном нашего проекта, было много споров финалом которых было мое решение.</text:p>
      <text:p text:style-name="P14"/>
      <text:p text:style-name="P14">Работа с git:</text:p>
      <text:p text:style-name="P14">В основном вся моя работа заключалась в том, что я раздавал задания и делал моим разработчикам ветки в которых они писали, заставлял их оформлять issue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3"/>
      <text:p text:style-name="P13"><text:tab/><text:tab/><text:tab/><text:tab/><text:tab/><text:tab/><text:span text:style-name="T17">9</text:span></text:p>
      <text:p text:style-name="P14"><text:soft-page-break/>4. Заключение</text:p>
      <text:p text:style-name="P14"/>
      <text:p text:style-name="P14">В заключении хочется отметить, что мы не выполнили проект, тк даже после сокращение функционала нам не хватило знаний полученных за 1 курс, что бы реализовать данный проект, в дальнейшем наша команда будет заниматься разработкой этого проекта, доведения его до готового состояния.</text:p>
      <text:p text:style-name="P14"/>
      <text:p text:style-name="P14">Основные моменты заключались в создании базы данных, на нее ушло слишком много времени, созданием сайта и согласовании его дизайна, <text:span text:style-name="T18">возникли трудности при изучении членами команды новых технологий и языков программирования.</text:span> <text:s/></text:p>
      <text:p text:style-name="P14"/>
      <text:p text:style-name="P14"/>
      <text:p text:style-name="P15">Отчет создан:</text:p>
      <text:p text:style-name="P15"/>
      <text:p text:style-name="P15"><text:tab/>Макаров Николай 3 страницы </text:p>
      <text:p text:style-name="P15"><text:tab/>Краснов Данила 2 страницы </text:p>
      <text:p text:style-name="P15"><text:tab/>Самохвалов Андрей 3 страницы </text:p>
      <text:p text:style-name="P15"><text:tab/>Рюмин Никита 2 страницы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<text:tab/><text:tab/><text:tab/><text:tab/>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Ubuntu, Arial, sans-serif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Mono CJK SC Regular" svg:font-family="'Noto Sans Mono CJK SC Regular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7T10:08:16.511733071</dc:date>
    <meta:editing-duration>PT7H50M2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0" meta:paragraph-count="129" meta:word-count="1774" meta:character-count="12455" meta:non-whitespace-character-count="10687"/>
  </office:meta>
</office:document-meta>
</file>